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1" style:family="table-column">
      <style:table-column-properties fo:break-before="auto" style:column-width="67.54mm"/>
    </style:style>
    <style:style style:name="co12" style:family="table-column">
      <style:table-column-properties fo:break-before="auto" style:column-width="50.3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99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cell-protect="hidden-and-protected" style:print-content="false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SS16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formula="of:=[.A3]*[.D3]" office:value-type="float" office:value="1.14" calcext:value-type="float">
            <text:p>1,14</text:p>
          </table:table-cell>
          <table:table-cell table:formula="of:=([.A3]-[.C3])*[.D3]" office:value-type="float" office:value="1.14" calcext:value-type="float">
            <text:p>1,14</text:p>
          </table:table-cell>
          <table:table-cell office:value-type="string" calcext:value-type="string">
            <text:p><text:a xlink:href="https://www.reichelt.de/BS-Transistoren/BSS-169-SMD/3/index.html?ACTION=3&amp;LA=446&amp;ARTICLE=115903&amp;GROUPID=2884&amp;artnr=BSS+169+SMD&amp;SEARCH=bss12" xlink:type="simple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7.6" calcext:value-type="float">
            <text:p>17,6</text:p>
          </table:table-cell>
          <table:table-cell table:style-name="ce8" table:formula="of:=SUM([.F3:.F22])" office:value-type="float" office:value="8.83" calcext:value-type="float">
            <text:p>8,8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70.4" calcext:value-type="float">
            <text:p>70,4</text:p>
          </table:table-cell>
          <table:table-cell table:formula="of:=[.F23]*[.C24]" office:value-type="float" office:value="35.32" calcext:value-type="float">
            <text:p>35,3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100nF 12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8" calcext:value-type="float">
            <text:p>0,28</text:p>
          </table:table-cell>
          <table:table-cell table:formula="of:=([.A3]-[.C3])*[.D3]" office:value-type="float" office:value="0.28" calcext:value-type="float">
            <text:p>0,28</text:p>
          </table:table-cell>
          <table:table-cell table:style-name="ce11"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6V 10µF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4]*[.D4]" office:value-type="float" office:value="0.24" calcext:value-type="float">
            <text:p>0,24</text:p>
          </table:table-cell>
          <table:table-cell table:formula="of:=([.A4]-[.C4])*[.D4]" office:value-type="float" office:value="0.24" calcext:value-type="float">
            <text:p>0,24</text:p>
          </table:table-cell>
          <table:table-cell table:style-name="ce11" office:value-type="string" calcext:value-type="string">
            <text:p><text:a xlink:href="https://www.reichelt.de/Vielschicht-SMD-G1206/Y5V-1206-DD-10U/3/index.html?ACTION=3&amp;LA=2&amp;ARTICLE=194463&amp;GROUPID=8049&amp;artnr=Y5V+1206+DD+10U&amp;SEARCH=%2A" xlink:type="simple">https://www.reichelt.de/Vielschicht-SMD-G1206/Y5V-1206-DD-10U/3/index.html?ACTION=3&amp;LA=2&amp;ARTICLE=194463&amp;GROUPID=8049&amp;artnr=Y5V+1206+DD+10U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3,9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08" calcext:value-type="float">
            <text:p>0,08</text:p>
          </table:table-cell>
          <table:table-cell table:formula="of:=([.A15]-[.C15])*[.D15]" office:value-type="float" office:value="0.08" calcext:value-type="float">
            <text:p>0,08</text:p>
          </table:table-cell>
          <table:table-cell table:style-name="ce11" office:value-type="string" calcext:value-type="string">
            <text:p><text:a xlink:href="https://www.reichelt.de/SMD-0805-von-1-bis-910-kOhm/RND-0805-1-1-0K/3/index.html?ACTION=3&amp;LA=3&amp;ARTICLE=183228&amp;GROUPID=7971&amp;trstct=vrt_pdn" xlink:type="simple">https://www.reichelt.de/SMD-0805-von-1-bis-910-kOhm/RND-0805-1-1-0K/3/index.html?ACTION=3&amp;LA=3&amp;ARTICLE=183228&amp;GROUPID=7971&amp;trstct=vrt_pdn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21" calcext:value-type="float">
            <text:p>0,21</text:p>
          </table:table-cell>
          <table:table-cell table:formula="of:=([.A16]-[.C16])*[.D16]" office:value-type="float" office:value="0.21" calcext:value-type="float">
            <text:p>0,21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32" calcext:value-type="float">
            <text:p>0,32</text:p>
          </table:table-cell>
          <table:table-cell table:formula="of:=([.A17]-[.C17])*[.D17]" office:value-type="float" office:value="0.32" calcext:value-type="float">
            <text:p>0,32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11" calcext:value-type="float">
            <text:p>0,11</text:p>
          </table:table-cell>
          <table:table-cell table:formula="of:=([.A18]-[.C18])*[.D18]" office:value-type="float" office:value="0.11" calcext:value-type="float">
            <text:p>0,11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0.72" calcext:value-type="float">
            <text:p>0,72</text:p>
          </table:table-cell>
          <table:table-cell table:formula="of:=([.A19]-[.C19])*[.D19]" office:value-type="float" office:value="0.72" calcext:value-type="float">
            <text:p>0,72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1.98" calcext:value-type="float">
            <text:p>1,98</text:p>
          </table:table-cell>
          <table:table-cell table:formula="of:=([.A20]-[.C20])*[.D20]" office:value-type="float" office:value="1.98" calcext:value-type="float">
            <text:p>1,98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2.27" calcext:value-type="float">
            <text:p>22,27</text:p>
          </table:table-cell>
          <table:table-cell table:style-name="ce8" table:formula="of:=SUM([.F3:.F22])" office:value-type="float" office:value="14.44" calcext:value-type="float">
            <text:p>14,44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2.27" calcext:value-type="float">
            <text:p>22,27</text:p>
          </table:table-cell>
          <table:table-cell table:formula="of:=[.F23]*[.C24]" office:value-type="float" office:value="14.44" calcext:value-type="float">
            <text:p>14,44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3">
          <table:table-cell table:number-columns-repeated="4"/>
          <table:table-cell table:formula="of:=[.A3]*[.D3]" office:value-type="float" office:value="0" calcext:value-type="float">
            <text:p>0</text:p>
          </table:table-cell>
          <table:table-cell table:formula="of:=([.A3]-[.C3])*[.D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4]*[.D4]" office:value-type="float" office:value="0" calcext:value-type="float">
            <text:p>0</text:p>
          </table:table-cell>
          <table:table-cell table:formula="of:=([.A4]-[.C4])*[.D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6]*[.D6]" office:value-type="float" office:value="0" calcext:value-type="float">
            <text:p>0</text:p>
          </table:table-cell>
          <table:table-cell table:formula="of:=([.A6]-[.C6])*[.D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0" calcext:value-type="float">
            <text:p>0</text:p>
          </table:table-cell>
          <table:table-cell table:style-name="ce13" table:formula="of:=SUM([.F3:.F22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0" calcext:value-type="float">
            <text:p>0</text:p>
          </table:table-cell>
          <table:table-cell table:style-name="Default" table:formula="of:=[.F23]*[.C24]" office:value-type="float" office:value="0" calcext:value-type="float">
            <text:p>0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column table:style-name="co12" table:default-cell-style-name="Default"/>
        <table:table-column table:style-name="co4" table:default-cell-style-name="Default"/>
        <table:table-row table:style-name="ro6">
          <table:table-cell table:style-name="ce1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11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11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2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für PWM-Modul/Portexpander</text:p>
          </table:table-cell>
        </table:table-row>
        <table:table-row table:style-name="ro2">
          <table:table-cell table:number-columns-repeated="4"/>
          <table:table-cell table:formula="of:=[.A6]*[.D6]" office:value-type="float" office:value="0" calcext:value-type="float">
            <text:p>0</text:p>
          </table:table-cell>
          <table:table-cell table:formula="of:=([.A6]-[.C6])*[.D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2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59" calcext:value-type="float">
            <text:p>1,59</text:p>
          </table:table-cell>
          <table:table-cell table:style-name="ce13" table:formula="of:=SUM([.F3:.F22])" office:value-type="float" office:value="1.59" calcext:value-type="float">
            <text:p>1,5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59" calcext:value-type="float">
            <text:p>1,59</text:p>
          </table:table-cell>
          <table:table-cell table:style-name="Default" table:formula="of:=[.F23]*[.C24]" office:value-type="float" office:value="1.59" calcext:value-type="float">
            <text:p>1,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2:17:41.8747389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14T13:37:58.240937762</dc:date>
    <meta:editing-duration>PT3H4M32S</meta:editing-duration>
    <meta:editing-cycles>15</meta:editing-cycles>
    <meta:generator>LibreOffice/5.1.6.2$Linux_X86_64 LibreOffice_project/10m0$Build-2</meta:generator>
    <meta:document-statistic meta:table-count="5" meta:cell-count="470" meta:object-count="0"/>
  </office:meta>
</office:document-meta>
</file>